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8328" officeooo:paragraph-rsid="000383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LOVE YOU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29T23:02:23.978000000</dc:date>
    <meta:editing-duration>PT6S</meta:editing-duration>
    <meta:editing-cycles>1</meta:editing-cycles>
    <meta:document-statistic meta:table-count="0" meta:image-count="0" meta:object-count="0" meta:page-count="1" meta:paragraph-count="1" meta:word-count="3" meta:character-count="10" meta:non-whitespace-character-count="8"/>
    <meta:generator>LibreOffice/7.3.4.2$Windows_X86_64 LibreOffice_project/728fec16bd5f605073805c3c9e7c4212a0120dc5</meta:generator>
  </office:meta>
</office:document-meta>
</file>